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286.7pt"/>
    </style:style>
    <style:style style:name="co10" style:family="table-column">
      <style:table-column-properties fo:break-before="auto" style:column-width="54.4pt"/>
    </style:style>
    <style:style style:name="co11" style:family="table-column">
      <style:table-column-properties fo:break-before="auto" style:column-width="141.14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125.69pt"/>
    </style:style>
    <style:style style:name="co15" style:family="table-column">
      <style:table-column-properties fo:break-before="auto" style:column-width="310.96pt"/>
    </style:style>
    <style:style style:name="co16" style:family="table-column">
      <style:table-column-properties fo:break-before="auto" style:column-width="113.95pt"/>
    </style:style>
    <style:style style:name="co17" style:family="table-column">
      <style:table-column-properties fo:break-before="auto" style:column-width="134.5pt"/>
    </style:style>
    <style:style style:name="co18" style:family="table-column">
      <style:table-column-properties fo:break-before="auto" style:column-width="269.04pt"/>
    </style:style>
    <style:style style:name="co19" style:family="table-column">
      <style:table-column-properties fo:break-before="auto" style:column-width="42.6pt"/>
    </style:style>
    <style:style style:name="co20" style:family="table-column">
      <style:table-column-properties fo:break-before="auto" style:column-width="231.56pt"/>
    </style:style>
    <style:style style:name="co21" style:family="table-column">
      <style:table-column-properties fo:break-before="auto" style:column-width="295.54pt"/>
    </style:style>
    <style:style style:name="co2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5" style:family="table-cell" style:parent-style-name="Default" style:data-style-name="N42">
      <style:table-cell-properties style:vertical-align="middle"/>
    </style:style>
    <style:style style:name="ce36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7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ext-properties style:use-window-font-color="true" fo:font-weight="normal" style:font-weight-asian="normal" style:font-weight-complex="normal"/>
    </style:style>
    <style:style style:name="ce47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1"/>
        <table:table-column table:style-name="co6" table:default-cell-style-name="ce26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2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3"/>
          <table:table-cell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29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7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5"/>
          <table:table-cell table:style-name="ce27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24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29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2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24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24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5"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5"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29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2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table:table-column table:style-name="co5" table:default-cell-style-name="ce21"/>
        <table:table-column table:style-name="co9" table:default-cell-style-name="ce26"/>
        <table:table-column table:style-name="co10" table:default-cell-style-name="ce39"/>
        <table:table-column table:style-name="co11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2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23"/>
          <table:table-cell/>
          <table:table-cell table:style-name="ce28" office:value-type="string" calcext:value-type="string">
            <text:p>Orien-</text:p>
          </table:table-cell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28" office:value-type="string" calcext:value-type="string">
            <text:p>Image Content</text:p>
          </table:table-cell>
          <table:table-cell table:style-name="ce28" office:value-type="string" calcext:value-type="string">
            <text:p>tation<text:span text:style-name="T3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9"/>
          <table:table-cell table:style-name="ce40"/>
          <table:table-cell table:style-name="ce43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/>
          <table:table-cell table:style-name="ce29" office:value-type="string" calcext:value-type="string">
            <text:p>Introduce the 6-Step Process</text:p>
          </table:table-cell>
          <table:table-cell table:style-name="ce40" office:value-type="string" calcext:value-type="string">
            <text:p>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e process evolves over time – Tom H 1987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author page</text:p>
          </table:table-cell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om H 1987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31" table:number-columns-repeated="10"/>
          <table:table-cell table:style-name="ce37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1 – Research the Perso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Research the Person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Friends → TV → Books – Alexander Hamilt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lexander Hamilt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2 – Answer a Questionnaire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Answer a Questionnaire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ention the MBTI – Tom H MBTI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Tom H MBTI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ade the questionnaire my own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 office:value-type="float" office:value="3" calcext:value-type="float">
            <text:p>3</text:p>
          </table:table-cell>
          <table:table-cell table:style-name="ce27"/>
          <table:table-cell table:style-name="ce41"/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24"/>
          <table:table-cell table:style-name="ce27" office:value-type="string" calcext:value-type="string">
            <text:p>Step 3 – Draw the Image</text:p>
          </table:table-cell>
          <table:table-cell table:style-name="ce41" office:value-type="string" calcext:value-type="string">
            <text:p>S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29" office:value-type="string" calcext:value-type="string">
            <text:p>Draw the Image</text:p>
          </table:table-cell>
          <table:table-cell table:style-name="ce41" office:value-type="string" calcext:value-type="string">
            <text:p>L</text:p>
          </table:table-cell>
          <table:table-cell table:style-name="ce44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It’s Lonely at the Top – Thomas Jefferson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22"/>
          <table:table-cell table:style-name="ce27" office:value-type="string" calcext:value-type="string">
            <text:p>Thomas Jefferson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4 – Post Them on the Web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Post Them on the Web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eeOurminds vs. Artsyvisions – Mulder &amp; Scully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Mulder &amp; Scully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5 – Write About Them in Ebooks</text:p>
          </table:table-cell>
          <table:table-cell table:style-name="ce41" office:value-type="string" calcext:value-type="string">
            <text:p>S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Write About Them in Ebooks</text:p>
          </table:table-cell>
          <table:table-cell table:style-name="ce41" office:value-type="string" calcext:value-type="string">
            <text:p>L</text:p>
          </table:table-cell>
          <table:table-cell table:style-name="ce29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Images can be difficult – Donald &amp; Steve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Donald &amp; Steve combo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 office:value-type="string" calcext:value-type="string">
            <text:p>Step 6 – Post to Social Sites</text:p>
          </table:table-cell>
          <table:table-cell table:style-name="ce41" office:value-type="string" calcext:value-type="string">
            <text:p>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 office:value-type="string" calcext:value-type="string">
            <text:p>Post to Social Sites</text:p>
          </table:table-cell>
          <table:table-cell table:style-name="ce40" office:value-type="string" calcext:value-type="string">
            <text:p>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9"/>
          <table:table-cell table:style-name="ce40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Summary – Tom W Hartung 2019</text:p>
          </table:table-cell>
          <table:table-cell table:style-name="ce41" office:value-type="string" calcext:value-type="string">
            <text:p>P</text:p>
          </table:table-cell>
          <table:table-cell table:style-name="ce29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5"/>
          <table:table-cell table:style-name="ce27" office:value-type="string" calcext:value-type="string">
            <text:p>Tom W Hartung 2019 image with name and percentages</text:p>
          </table:table-cell>
          <table:table-cell table:style-name="ce41" office:value-type="string" calcext:value-type="string">
            <text:p>P or S</text:p>
          </table:table-cell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42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 office:value-type="string" calcext:value-type="string">
            <text:p>Notes</text:p>
          </table:table-cell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24"/>
          <table:table-cell table:style-name="ce38" office:value-type="string" calcext:value-type="string">
            <text:p>¹<text:span text:style-name="T3"> S=Square, L=Landscape, P=Portrait</text:span></text:p>
          </table:table-cell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24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22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24"/>
          <table:table-cell table:number-columns-repeated="2"/>
          <table:table-cell table:style-name="ce45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24"/>
          <table:table-cell table:number-columns-repeated="2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5"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5"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29"/>
          <table:table-cell table:style-name="ce40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27"/>
          <table:table-cell table:style-name="ce41"/>
          <table:table-cell table:style-name="ce2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45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4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35"/>
          <table:table-cell/>
          <table:table-cell table:style-name="ce35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2" table:default-cell-style-name="ce6"/>
        <table:table-column table:style-name="co13" table:default-cell-style-name="Default"/>
        <table:table-column table:style-name="co14" table:default-cell-style-name="ce42"/>
        <table:table-column table:style-name="co3" table:number-columns-repeated="4" table:default-cell-style-name="ce42"/>
        <table:table-column table:style-name="co1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46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46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ce42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47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47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47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3" table:number-columns-repeated="10" table:default-cell-style-name="Default"/>
        <table:table-column table:style-name="co21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48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50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50" office:value-type="string" calcext:value-type="string">
            <text:p>free_ebook_days-02.txt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50" office:value-type="string" calcext:value-type="string">
            <text:p><text:span text:style-name="T6">free_ebook_days-03.txt and </text:span>all-text_only-8.5x11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<text:span text:style-name="T4">Text announcement on </text:span><text:span text:style-name="T5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style-name="ce14" table:number-columns-repeated="4"/>
          <table:table-cell table:style-name="ce50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50" office:value-type="string" calcext:value-type="string">
            <text:p><text:span text:style-name="T6">free_ebook_days-04.txt and all-text_only-11x</text:span>8.5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/>
          <table:table-cell table:style-name="ce14"/>
          <table:table-cell table:style-name="ce11"/>
          <table:table-cell table:style-name="ce14"/>
          <table:table-cell table:style-name="ce50" office:value-type="string" calcext:value-type="string">
            <text:p><text:span text:style-name="T6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Nov. 20-21, 2019 – day of and after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49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49"/>
          <table:table-cell table:style-name="ce14"/>
          <table:table-cell table:style-name="ce49"/>
          <table:table-cell table:style-name="ce14"/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49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49" office:value-type="date" office:date-value="2019-11-20" calcext:value-type="date">
            <text:p>2019-11-20</text:p>
          </table:table-cell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Nov. 29, 2019 – black Fri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48" office:value-type="string" calcext:value-type="string">
            <text:p>Dec. 25, 2019 – Christmas Day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build_a_team" table:style-name="ta1">
        <table:table-column table:style-name="co5" table:default-cell-style-name="ce1"/>
        <table:table-column table:style-name="co22" table:default-cell-style-name="Default"/>
        <table:table-column table:style-name="co7" table:default-cell-style-name="ce20"/>
        <table:table-column table:style-name="co3" table:number-columns-repeated="10" table:default-cell-style-name="ce20"/>
        <table:table-column table:style-name="co8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2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1"/>
          <table:table-cell table:style-name="ce53"/>
          <table:table-cell table:style-name="ce30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33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34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34"/>
          <table:table-cell table:style-name="ce36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30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7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 table:number-columns-repeated="11"/>
          <table:table-cell table:style-name="ce37"/>
          <table:table-cell table:number-columns-repeated="1010"/>
        </table:table-row>
        <table:table-row table:style-name="ro6">
          <table:table-cell table:style-name="ce52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31" table:number-columns-repeated="10"/>
          <table:table-cell table:style-name="ce37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29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3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3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52" office:value-type="string" calcext:value-type="string">
            <text:p>All</text:p>
          </table:table-cell>
          <table:table-cell table:style-name="ce30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29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35"/>
          <table:table-cell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35"/>
          <table:table-cell/>
          <table:table-cell table:style-name="ce35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00/00/0000</text:date>, <text:time style:data-style-name="N2" text:time-value="07:31:41.300588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1-20T08:55:35.428307385</dc:date>
    <meta:editing-duration>P57DT21H4M19S</meta:editing-duration>
    <meta:editing-cycles>1034</meta:editing-cycles>
    <meta:document-statistic meta:table-count="7" meta:cell-count="661" meta:object-count="0"/>
  </office:meta>
</office:document-meta>
</file>